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oupsiz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office:value-type="float" office:value="10485760" calcext:value-type="float">
            <text:p>104857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49" calcext:value-type="float">
            <text:p>0,1349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103" calcext:value-type="float">
            <text:p>0,0103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86" calcext:value-type="float">
            <text:p>0,0986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82" calcext:value-type="float">
            <text:p>0,0982</text:p>
          </table:table-cell>
          <table:table-cell office:value-type="float" office:value="0.0495" calcext:value-type="float">
            <text:p>0,0495</text:p>
          </table:table-cell>
          <table:table-cell office:value-type="float" office:value="0.11" calcext:value-type="float">
            <text:p>0,11</text:p>
          </table:table-cell>
          <table:table-cell office:value-type="float" office:value="0.9188" calcext:value-type="float">
            <text:p>0,91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9249" calcext:value-type="float">
            <text:p>0,9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Wodtke</meta:initial-creator>
    <meta:creation-date>2016-04-28T13:18:26.285204995</meta:creation-date>
    <dc:date>2016-04-28T13:31:08.834472455</dc:date>
    <dc:creator>Marius Wodtke</dc:creator>
    <meta:editing-duration>PT12M43S</meta:editing-duration>
    <meta:editing-cycles>1</meta:editing-cycles>
    <meta:document-statistic meta:table-count="1" meta:cell-count="25" meta:object-count="0"/>
    <meta:generator>LibreOffice/4.4.7.2$Linux_X86_64 LibreOffice_project/40$Build-2</meta:generator>
  </office:meta>
</office:document-meta>
</file>